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fo:break-before="page"/>
      <style:text-properties fo:font-weight="bold" officeooo:rsid="008fa7f1" officeooo:paragraph-rsid="001906c1" style:font-weight-asian="bold" style:font-weight-complex="bold"/>
    </style:style>
    <style:style style:name="P2" style:family="paragraph" style:parent-style-name="Text_20_body">
      <style:paragraph-properties fo:text-align="justify" style:justify-single-word="false"/>
      <style:text-properties fo:font-weight="bold" officeooo:rsid="008fa7f1" officeooo:paragraph-rsid="001906c1" style:font-weight-asian="bold" style:font-weight-complex="bold"/>
    </style:style>
    <style:style style:name="P3" style:family="paragraph" style:parent-style-name="Text_20_body">
      <style:paragraph-properties fo:text-align="justify" style:justify-single-word="false"/>
      <style:text-properties fo:font-weight="bold" officeooo:rsid="00942b40" officeooo:paragraph-rsid="001906c1" style:font-weight-asian="bold" style:font-weight-complex="bold"/>
    </style:style>
    <style:style style:name="P4" style:family="paragraph" style:parent-style-name="Text_20_body">
      <style:paragraph-properties fo:text-align="justify" style:justify-single-word="false"/>
      <style:text-properties fo:font-weight="normal" officeooo:rsid="00942b40" officeooo:paragraph-rsid="001906c1" style:font-weight-asian="normal" style:font-weight-complex="normal"/>
    </style:style>
    <style:style style:name="P5" style:family="paragraph" style:parent-style-name="Text_20_body" style:list-style-name="L1">
      <style:paragraph-properties fo:text-align="start" style:justify-single-word="false"/>
      <style:text-properties fo:font-weight="normal" officeooo:rsid="00961c14" officeooo:paragraph-rsid="001906c1" style:font-weight-asian="normal" style:font-weight-complex="normal"/>
    </style:style>
    <style:style style:name="P6" style:family="paragraph" style:parent-style-name="Text_20_body" style:list-style-name="L1">
      <style:paragraph-properties fo:text-align="start" style:justify-single-word="false"/>
      <style:text-properties fo:font-weight="normal" officeooo:rsid="00942b40" officeooo:paragraph-rsid="001906c1" style:font-weight-asian="normal" style:font-weight-complex="normal"/>
    </style:style>
    <style:style style:name="P7" style:family="paragraph" style:parent-style-name="Text_20_body" style:list-style-name="L1">
      <style:paragraph-properties fo:text-align="start" style:justify-single-word="false"/>
      <style:text-properties fo:font-weight="normal" officeooo:rsid="00974982" officeooo:paragraph-rsid="001906c1" style:font-weight-asian="normal" style:font-weight-complex="normal"/>
    </style:style>
    <style:style style:name="P8" style:family="paragraph" style:parent-style-name="Text_20_body" style:list-style-name="L1">
      <style:paragraph-properties fo:text-align="start" style:justify-single-word="false"/>
      <style:text-properties fo:font-weight="normal" officeooo:rsid="0097dd5b" officeooo:paragraph-rsid="001906c1" style:font-weight-asian="normal" style:font-weight-complex="normal"/>
    </style:style>
    <style:style style:name="P9" style:family="paragraph" style:parent-style-name="Text_20_body" style:list-style-name="L1">
      <style:paragraph-properties fo:text-align="start" style:justify-single-word="false"/>
      <style:text-properties officeooo:paragraph-rsid="0019d67b"/>
    </style:style>
    <style:style style:name="T1" style:family="text">
      <style:text-properties officeooo:rsid="00a27e59"/>
    </style:style>
    <style:style style:name="T2" style:family="text">
      <style:text-properties fo:font-weight="normal" style:font-weight-asian="normal" style:font-weight-complex="normal"/>
    </style:style>
    <style:style style:name="T3" style:family="text">
      <style:text-properties officeooo:rsid="00974982"/>
    </style:style>
    <style:style style:name="T4" style:family="text">
      <style:text-properties fo:background-color="transparent" loext:char-shading-value="0"/>
    </style:style>
    <style:style style:name="T5" style:family="text">
      <style:text-properties officeooo:rsid="00942b40"/>
    </style:style>
    <style:style style:name="T6" style:family="text">
      <style:text-properties fo:font-weight="bold" style:font-weight-asian="bold" style:font-weight-complex="bold"/>
    </style:style>
    <style:style style:name="T7" style:family="text">
      <style:text-properties fo:font-weight="normal" officeooo:rsid="009a3674" style:font-weight-asian="normal" style:font-weight-complex="normal"/>
    </style:style>
    <style:style style:name="T8" style:family="text">
      <style:text-properties fo:font-weight="normal" officeooo:rsid="00942b40" style:font-weight-asian="normal" style:font-weight-complex="normal"/>
    </style:style>
    <style:style style:name="T9" style:family="text">
      <style:text-properties fo:font-weight="normal" officeooo:rsid="00992195" style:font-weight-asian="normal" style:font-weight-complex="normal"/>
    </style:style>
    <style:style style:name="T10" style:family="text">
      <style:text-properties fo:font-weight="normal" officeooo:rsid="009becea" style:font-weight-asian="normal" style:font-weight-complex="normal"/>
    </style:style>
    <style:style style:name="T11" style:family="text">
      <style:text-properties fo:font-weight="normal" officeooo:rsid="009c8ff3" style:font-weight-asian="normal" style:font-weight-complex="normal"/>
    </style:style>
    <style:style style:name="T12" style:family="text">
      <style:text-properties fo:font-weight="normal" officeooo:rsid="009e351a" style:font-weight-asian="normal" style:font-weight-complex="normal"/>
    </style:style>
    <style:style style:name="T13" style:family="text">
      <style:text-properties fo:font-weight="normal" officeooo:rsid="009f27c9" style:font-weight-asian="normal" style:font-weight-complex="normal"/>
    </style:style>
    <style:style style:name="T14" style:family="text">
      <style:text-properties fo:font-weight="normal" officeooo:rsid="00a2ba08" style:font-weight-asian="normal" style:font-weight-complex="normal"/>
    </style:style>
    <style:style style:name="T15" style:family="text">
      <style:text-properties fo:font-weight="normal" officeooo:rsid="00a2ffcb" style:font-weight-asian="normal" style:font-weight-complex="normal"/>
    </style:style>
    <style:style style:name="T16" style:family="text">
      <style:text-properties fo:font-weight="normal" officeooo:rsid="00a40b53" style:font-weight-asian="normal" style:font-weight-complex="normal"/>
    </style:style>
    <style:style style:name="T17" style:family="text">
      <style:text-properties fo:font-weight="normal" officeooo:rsid="00a51203" style:font-weight-asian="normal" style:font-weight-complex="normal"/>
    </style:style>
    <style:style style:name="T18" style:family="text">
      <style:text-properties fo:font-weight="normal" officeooo:rsid="00a8f98c" style:font-weight-asian="normal" style:font-weight-complex="normal"/>
    </style:style>
    <style:style style:name="T19" style:family="text">
      <style:text-properties fo:font-weight="normal" officeooo:rsid="0019d67b" style:font-weight-asian="normal" style:font-weight-complex="normal"/>
    </style:style>
    <style:style style:name="T20" style:family="text">
      <style:text-properties style:font-name="Liberation Serif" fo:font-size="12pt" fo:font-weight="normal" officeooo:rsid="0019d67b"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INSTALL FEST</text:p>
      <text:p text:style-name="P2">THE DEBUGGERS CODING CLUB, <text:span text:style-name="T1">BHU</text:span></text:p>
      <text:p text:style-name="P3">Installation Instructions Checklist</text:p>
      <text:p text:style-name="P3">Note:<text:span text:style-name="T2"> Please read each instruction carefully and follow it exactly. In case of any confusion please ask the event coordinators.</text:span></text:p>
      <text:p text:style-name="P3">Checklist</text:p>
      <text:p text:style-name="P4">___ <text:s/>___ <text:s/>___ <text:s/>___ <text:s/>___ <text:s/>Ubuntu Linux Installation medium – Pendrive</text:p>
      <text:p text:style-name="P4">___ <text:s/>___ <text:s/>___ <text:s/>___ <text:s/>___ <text:s/>Backup Drive (Pendrive/ external hard drive)</text:p>
      <text:p text:style-name="P4">___ <text:s/>___ <text:s/>___ <text:s/>___ <text:s/>___ <text:s/>Participant’s laptop charger has been connected</text:p>
      <text:p text:style-name="P4">___ <text:s/>___ <text:s/>___ <text:s/>___ <text:s/>___ <text:s/>Charger, keyboard, mouse, display are working normally</text:p>
      <text:p text:style-name="P3">Steps</text:p>
      <text:list text:style-name="L1">
        <text:list-item>
          <text:p text:style-name="P5">Before installation starts, we will have collected laptops of all participants and turned off BitLocker during the speech.<text:line-break/><text:line-break/>If it is still ongoing or it has not been done, go to “Manage BitLocker” in settings and turn it off. It will take time. <text:span text:style-name="T3">Do data backup while bitlocker is being turned off.</text:span></text:p>
        </text:list-item>
        <text:list-item>
          <text:p text:style-name="P6">Explain the contents of the “Welcome to Linux” brochure.</text:p>
          <text:list>
            <text:list-item>
              <text:p text:style-name="P6">What is operating system? What is Linux?___ <text:s/>___ <text:s/>___ <text:s/>___ <text:s/>___ <text:s/></text:p>
            </text:list-item>
            <text:list-item>
              <text:p text:style-name="P6">What are the advantages of Linux? ___ <text:s/>___ <text:s/>___ <text:s/>___ <text:s/>___ <text:s/></text:p>
            </text:list-item>
            <text:list-item>
              <text:p text:style-name="P6">What are the risks of Linux? ___ <text:s/>___ <text:s/>___ <text:s/>___ <text:s/>___ <text:s/></text:p>
            </text:list-item>
            <text:list-item>
              <text:p text:style-name="P6">How you will install Linux ___ <text:s/>___ <text:s/>___ <text:s/>___ <text:s/>___ <text:s/></text:p>
            </text:list-item>
          </text:list>
        </text:list-item>
        <text:list-item>
          <text:p text:style-name="P6"><text:span text:style-name="T4">Make participant read and sign consent form­ </text:span>___ <text:s/>___ <text:s/>___ <text:s/>___ <text:s/>___ <text:s/></text:p>
        </text:list-item>
        <text:list-item>
          <text:p text:style-name="P6"><text:span text:style-name="T3">Make</text:span> backup of Desktop, Documents, Downloads folder to Backup drive. Ask if any other data has to be copied and copy that as well. ___ <text:s/>___ <text:s/>___ <text:s/>___ <text:s/>___ <text:s/></text:p>
        </text:list-item>
        <text:list-item>
          <text:p text:style-name="P7">Check if Bitlocker is turned off and data backup is done. <text:span text:style-name="T5">___ <text:s/>___ <text:s/>___ <text:s/>___ <text:s/>___ </text:span></text:p>
        </text:list-item>
        <text:list-item>
          <text:p text:style-name="P7">Go to <text:span text:style-name="T6">Control Panel &gt; Power Options &gt; System settings</text:span> or search for <text:span text:style-name="T6">Power options in start menu</text:span> and go to “Shutdown settings”. Switch <text:span text:style-name="T6">OFF</text:span> “Turn on fast startup” and <text:span text:style-name="T6">restart<text:line-break/></text:span><text:span text:style-name="T5">___ <text:s/>___ <text:s/>___ <text:s/>___ <text:s/>___ </text:span></text:p>
        </text:list-item>
        <text:list-item>
          <text:p text:style-name="P8">After opening again<text:span text:style-name="T3"><text:line-break/>1: Open </text:span><text:span text:style-name="Strong_20_Emphasis"><text:span text:style-name="T3">Settings</text:span></text:span><text:span text:style-name="T3"><text:line-break/>2: Go to </text:span><text:span text:style-name="Strong_20_Emphasis"><text:span text:style-name="T3">Update &amp; Security</text:span></text:span><text:span text:style-name="T3"><text:line-break/>3: Open the </text:span><text:span text:style-name="Strong_20_Emphasis"><text:span text:style-name="T3">Recovery</text:span></text:span><text:span text:style-name="T3"> tab<text:line-break/>4: Under "Advanced Settings" restart your device using the </text:span><text:span text:style-name="Strong_20_Emphasis"><text:span text:style-name="T3">Restart Now</text:span></text:span><text:span text:style-name="T3"> button<text:line-break/>5: When your device restarts and you're presented with a menu select </text:span><text:span text:style-name="Strong_20_Emphasis"><text:span text:style-name="T3">Troubleshoot</text:span></text:span><text:span text:style-name="T3"><text:line-break/></text:span><text:soft-page-break/><text:span text:style-name="T3">6: Select </text:span><text:span text:style-name="Strong_20_Emphasis"><text:span text:style-name="T3">Advanced Options</text:span></text:span><text:span text:style-name="T3"><text:line-break/>7: Select </text:span><text:span text:style-name="Strong_20_Emphasis"><text:span text:style-name="T3">UEFI Firmware settings</text:span></text:span><text:span text:style-name="T3"><text:line-break/>8: Click </text:span><text:span text:style-name="Strong_20_Emphasis"><text:span text:style-name="T3">Restart</text:span></text:span></text:p>
        </text:list-item>
        <text:list-item>
          <text:p text:style-name="P8"><text:span text:style-name="Strong_20_Emphasis"><text:span text:style-name="T7">Insert Ubuntu Linux installation medium pendrive</text:span></text:span></text:p>
        </text:list-item>
        <text:list-item>
          <text:p text:style-name="P7"><text:span text:style-name="Strong_20_Emphasis"><text:span text:style-name="T2">In BIOS the keyboard shortcuts depend on the laptop and are present on the screen. Search for “Secure Boot” in “Security” menu, “Boot” menu, “Boot Settings” menu etc. till you find it and turn off Secure Boot. If you cannot find it contact event coordinators. </text:span></text:span><text:span text:style-name="Strong_20_Emphasis"><text:span text:style-name="T8">___ <text:s/>___ <text:s/>___ <text:s/>___ <text:s/>___ </text:span></text:span></text:p>
        </text:list-item>
        <text:list-item>
          <text:p text:style-name="P7"><text:span text:style-name="Strong_20_Emphasis"><text:span text:style-name="T9">In “Boot” menu, “Boot options” menu or “Boot settings” menu search for Boot Order. Search for option for “USB drive”, “Linux”, “Linpus” etc. and reorder it to number 1 by using F6/ other keyboard shortcut as per laptop model. </text:span></text:span><text:span text:style-name="Strong_20_Emphasis"><text:span text:style-name="T8">___ <text:s/>___ <text:s/>___ <text:s/>___ <text:s/>___ </text:span></text:span></text:p>
        </text:list-item>
        <text:list-item>
          <text:p text:style-name="P7"><text:span text:style-name="Strong_20_Emphasis"><text:span text:style-name="T7">Press F10/ other keyboard shortcut to “Save and EXIT” </text:span></text:span><text:span text:style-name="Strong_20_Emphasis"><text:span text:style-name="T8">___ <text:s/>___ <text:s/>___ <text:s/>___ <text:s/>___ </text:span></text:span></text:p>
        </text:list-item>
        <text:list-item>
          <text:p text:style-name="P7"><text:span text:style-name="Strong_20_Emphasis"><text:span text:style-name="T7">Ubuntu </text:span></text:span><text:span text:style-name="Strong_20_Emphasis"><text:span text:style-name="T10">installer</text:span></text:span><text:span text:style-name="Strong_20_Emphasis"><text:span text:style-name="T7"> should open up. If Ubuntu does not start contact event coordinator<text:line-break/></text:span></text:span><text:span text:style-name="Strong_20_Emphasis"><text:span text:style-name="T8">___ <text:s/>___ ___ <text:s/>___ <text:s/>___ <text:s/></text:span></text:span></text:p>
        </text:list-item>
        <text:list-item>
          <text:p text:style-name="P7"><text:span text:style-name="Strong_20_Emphasis"><text:span text:style-name="T11">Select “English” language </text:span></text:span><text:span text:style-name="Strong_20_Emphasis"><text:span text:style-name="T8">___ <text:s/>___ <text:s/>___ <text:s/>___ <text:s/>___ <text:s/></text:span></text:span><text:span text:style-name="Strong_20_Emphasis"><text:span text:style-name="T12">and click next</text:span></text:span></text:p>
        </text:list-item>
        <text:list-item>
          <text:p text:style-name="P7"><text:span text:style-name="Strong_20_Emphasis"><text:span text:style-name="T11">In Accessibility Settings click “Next”</text:span></text:span></text:p>
        </text:list-item>
        <text:list-item>
          <text:p text:style-name="P7"><text:span text:style-name="Strong_20_Emphasis"><text:span text:style-name="T11">In Keyboard Layout, select “Indian” and then “English (India, with rupee symbol)” </text:span></text:span><text:span text:style-name="Strong_20_Emphasis"><text:span text:style-name="T13">and click next</text:span></text:span><text:span text:style-name="Strong_20_Emphasis"><text:span text:style-name="T11"> </text:span></text:span><text:span text:style-name="Strong_20_Emphasis"><text:span text:style-name="T8">___ <text:s/>___ <text:s/>___ <text:s/>___ <text:s/>___ </text:span></text:span></text:p>
        </text:list-item>
        <text:list-item>
          <text:p text:style-name="P7"><text:span text:style-name="Strong_20_Emphasis"><text:span text:style-name="T13">Select BHU WiFi. Press start button and search for firefox. </text:span></text:span><text:span text:style-name="Strong_20_Emphasis"><text:span text:style-name="T14">O</text:span></text:span><text:span text:style-name="Strong_20_Emphasis"><text:span text:style-name="T13">pen Firefox and open google.com. You will get a popup to connect to the network. Click on it and connect to BHU WiFi using proxy. Click Next</text:span></text:span></text:p>
        </text:list-item>
        <text:list-item>
          <text:p text:style-name="P7"><text:span text:style-name="Strong_20_Emphasis"><text:span text:style-name="T12">Click on “Install Ubuntu” </text:span></text:span><text:span text:style-name="Strong_20_Emphasis"><text:span text:style-name="T13">Click next</text:span></text:span><text:span text:style-name="Strong_20_Emphasis"><text:span text:style-name="T12"> </text:span></text:span><text:span text:style-name="Strong_20_Emphasis"><text:span text:style-name="T8">___ <text:s/>___ <text:s/>___ <text:s/>___ <text:s/>___ </text:span></text:span></text:p>
        </text:list-item>
        <text:list-item>
          <text:p text:style-name="P7"><text:span text:style-name="Strong_20_Emphasis"><text:span text:style-name="T12">Click on “Interactive Installation” </text:span></text:span><text:span text:style-name="Strong_20_Emphasis"><text:span text:style-name="T13">and click next</text:span></text:span><text:span text:style-name="Strong_20_Emphasis"><text:span text:style-name="T12"> </text:span></text:span><text:span text:style-name="Strong_20_Emphasis"><text:span text:style-name="T8">___ <text:s/>___ <text:s/>___ <text:s/>___ <text:s/>___ </text:span></text:span></text:p>
        </text:list-item>
        <text:list-item>
          <text:p text:style-name="P7"><text:span text:style-name="Strong_20_Emphasis"><text:span text:style-name="T12">Click on “Extended selection” </text:span></text:span><text:span text:style-name="Strong_20_Emphasis"><text:span text:style-name="T13">and click next </text:span></text:span><text:span text:style-name="Strong_20_Emphasis"><text:span text:style-name="T8">___ <text:s/>___ <text:s/>___ <text:s/>___ <text:s/>___ </text:span></text:span></text:p>
        </text:list-item>
        <text:list-item>
          <text:p text:style-name="P7"><text:span text:style-name="Strong_20_Emphasis"><text:span text:style-name="T14">Select both options for graphics and media software and click next </text:span></text:span><text:span text:style-name="Strong_20_Emphasis"><text:span text:style-name="T8">___ <text:s/>___ <text:s/>___ <text:s/>___ <text:s/>___ </text:span></text:span></text:p>
        </text:list-item>
        <text:list-item>
          <text:p text:style-name="P7"><text:span text:style-name="Strong_20_Emphasis"><text:span text:style-name="T14">Select “Install alongside Windows Boot Manager” and click next </text:span></text:span><text:span text:style-name="Strong_20_Emphasis"><text:span text:style-name="T8">___ <text:s/>___ <text:s/>___ <text:s/>___ <text:s/>___ </text:span></text:span><text:span text:style-name="Strong_20_Emphasis"><text:span text:style-name="T14"><text:s/></text:span></text:span></text:p>
        </text:list-item>
        <text:list-item>
          <text:p text:style-name="P7"><text:span text:style-name="Strong_20_Emphasis"><text:span text:style-name="T14">Using the text box resize Ubuntu partition<text:line-break/>if Hard drive is less than 500 GB put 30 GB<text:line-break/>if hard drive is more than 500 GB put 50 GB<text:line-break/><text:line-break/>If there is any issue contact event coordinator</text:span></text:span></text:p>
          <text:p text:style-name="P7"><text:span text:style-name="Strong_20_Emphasis"><text:span text:style-name="T8">___ <text:s/>___ <text:s/>___ <text:s/>___ <text:s/>___ </text:span></text:span></text:p>
        </text:list-item>
        <text:list-item>
          <text:p text:style-name="P7"><text:span text:style-name="Strong_20_Emphasis"><text:span text:style-name="T14">Let participant enter name, username, password and click next </text:span></text:span><text:span text:style-name="Strong_20_Emphasis"><text:span text:style-name="T8">___ <text:s/>___ <text:s/>___ <text:s/>___ <text:s/>___ </text:span></text:span></text:p>
        </text:list-item>
        <text:list-item>
          <text:p text:style-name="P7"><text:span text:style-name="Strong_20_Emphasis"><text:span text:style-name="T15">In time zone if location is wrong click on India in the map and check time zone is set to Delhi/Mumbai/Kolkata/Bengaluru etc. </text:span></text:span><text:span text:style-name="Strong_20_Emphasis"><text:span text:style-name="T8">___ <text:s/>___ <text:s/>___ <text:s/>___ <text:s/>___ </text:span></text:span></text:p>
        </text:list-item>
        <text:list-item>
          <text:p text:style-name="P7"><text:soft-page-break/><text:span text:style-name="Strong_20_Emphasis"><text:span text:style-name="T15">Get confirmation, check the details and click “Install” </text:span></text:span><text:span text:style-name="Strong_20_Emphasis"><text:span text:style-name="T8">___ <text:s/>___ <text:s/>___ <text:s/>___ <text:s/>___ </text:span></text:span></text:p>
        </text:list-item>
        <text:list-item>
          <text:p text:style-name="P7"><text:span text:style-name="Strong_20_Emphasis"><text:span text:style-name="T15">Wait till installation is over.</text:span></text:span></text:p>
        </text:list-item>
        <text:list-item>
          <text:p text:style-name="P7"><text:span text:style-name="Strong_20_Emphasis"><text:span text:style-name="T15">Once installation is over click “Restart now”. When is says remove installation medium remove the pendrive and press enter </text:span></text:span><text:span text:style-name="Strong_20_Emphasis"><text:span text:style-name="T8">___ <text:s/>___ <text:s/>___ <text:s/>___ <text:s/>___ </text:span></text:span></text:p>
        </text:list-item>
        <text:list-item>
          <text:p text:style-name="P7"><text:span text:style-name="Strong_20_Emphasis"><text:span text:style-name="T16">After laptop restarts let participant enter password. </text:span></text:span><text:span text:style-name="Strong_20_Emphasis"><text:span text:style-name="T17">In the set up screen next,next,next,finish<text:line-break/></text:span></text:span><text:span text:style-name="Strong_20_Emphasis"><text:span text:style-name="T8">___ ___ <text:s/>___ <text:s/>___ <text:s/>___ </text:span></text:span></text:p>
        </text:list-item>
        <text:list-item>
          <text:p text:style-name="P7"><text:span text:style-name="Strong_20_Emphasis"><text:span text:style-name="T18">Restart and open Windows by selecting Windows Boot Manager or Windows 10 in boot menu. If this is not visible or Windows does not open CONTACT EVENT COORDINATOR IMMEDIATELY</text:span></text:span></text:p>
        </text:list-item>
        <text:list-item>
          <text:p text:style-name="P9"><text:span text:style-name="Strong_20_Emphasis"><text:span text:style-name="T19">Run</text:span></text:span><text:span text:style-name="Strong_20_Emphasis"><text:span text:style-name="T19"><text:line-break/>sudo apt install flatpak gnome-software-plugin-flatpak gnome-software-plugin-snap<text:line-break/></text:span></text:span><text:span text:style-name="Strong_20_Emphasis"><text:span text:style-name="Source_20_Text"><text:span text:style-name="T20">flatpak remote-add --if-not-exists flathub https://dl.flathub.org/repo/flathub.flatpakrepo</text:span></text:span></text:span></text:p>
        </text:list-item>
        <text:list-item>
          <text:p text:style-name="P7"><text:span text:style-name="Strong_20_Emphasis"><text:span text:style-name="T16">Explain all the details according to “Welcome to Linux” brochure </text:span></text:span><text:span text:style-name="Strong_20_Emphasis"><text:span text:style-name="T8">___ <text:s/>___ <text:s/>___ <text:s/>___ <text:s/>___ </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3T12:34:15.376256634</meta:creation-date>
    <dc:date>2026-01-16T10:03:40.255631830</dc:date>
    <meta:editing-duration>PT2M58S</meta:editing-duration>
    <meta:editing-cycles>2</meta:editing-cycles>
    <meta:generator>LibreOffice/25.2.3.2$Linux_X86_64 LibreOffice_project/520$Build-2</meta:generator>
    <meta:document-statistic meta:table-count="0" meta:image-count="0" meta:object-count="0" meta:page-count="3" meta:paragraph-count="46" meta:word-count="834" meta:character-count="4847" meta:non-whitespace-character-count="3937"/>
  </office:meta>
</office:document-meta>
</file>